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681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/>
      <table:table table:name="with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high_20_precision_20_fixed"/>
        <table:table-column table:style-name="co2" table:default-cell-style-name="Default"/>
        <table:table-row table:style-name="ro1">
          <table:table-cell table:style-name="text_20_en" office:value-type="string" table:number-columns-spanned="3" table:number-rows-spanned="1">
            <text:p>Calling TREND or GROWTH with the same X values as those used for calculating the regression, should give the same Y-values.</text:p>
          </table:table-cell>
          <table:covered-table-cell table:style-name="text_20_en"/>
          <table:covered-table-cell/>
        </table:table-row>
        <table:table-row table:style-name="ro2">
          <table:table-cell table:style-name="Heading"/>
          <table:table-cell table:style-name="Default"/>
          <table:table-cell/>
        </table:table-row>
        <table:table-row table:style-name="ro2">
          <table:table-cell table:style-name="Heading" office:value-type="string" table:number-columns-spanned="2" table:number-rows-spanned="1">
            <text:p>coefficients</text:p>
          </table:table-cell>
          <table:covered-table-cell table:style-name="Default"/>
          <table:table-cell/>
        </table:table-row>
        <table:table-row table:style-name="ro2">
          <table:table-cell table:style-name="ce1" office:value-type="string">
            <text:p>a</text:p>
          </table:table-cell>
          <table:table-cell table:style-name="Default" office:value-type="float" office:value="5.7">
            <text:p>5.7</text:p>
          </table:table-cell>
          <table:table-cell/>
        </table:table-row>
        <table:table-row table:style-name="ro2">
          <table:table-cell table:style-name="ce1" office:value-type="string">
            <text:p>b</text:p>
          </table:table-cell>
          <table:table-cell table:style-name="Default" office:value-type="float" office:value="1.2">
            <text:p>1.2</text:p>
          </table:table-cell>
          <table:table-cell/>
        </table:table-row>
        <table:table-row table:style-name="ro2">
          <table:table-cell table:style-name="Heading" office:value-type="string">
            <text:p>X</text:p>
          </table:table-cell>
          <table:table-cell table:style-name="Heading" office:value-type="string">
            <text:p>Y= b * X + a</text:p>
          </table:table-cell>
          <table:table-cell table:style-name="Heading" office:value-type="string">
            <text:p>TREND with input X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formula="of:=[.$B$5]*[.A7]+[.$B$4]" office:value-type="float" office:value="2405.7">
            <text:p>2405.700000000000000</text:p>
          </table:table-cell>
          <table:table-cell table:style-name="high_20_precision_20_fixed" table:number-matrix-columns-spanned="1" table:number-matrix-rows-spanned="7" table:formula="of:=TREND([.B7:.B13];[.A7:.A13];[.A7:.A13])" office:value-type="float" office:value="2405.69999999971">
            <text:p>2405.69999999971000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formula="of:=[.$B$5]*[.A8]+[.$B$4]" office:value-type="float" office:value="2408.1">
            <text:p>2408.100000000000000</text:p>
          </table:table-cell>
          <table:table-cell table:style-name="high_20_precision_20_fixed" office:value-type="float" office:value="2408.09999999981">
            <text:p>2408.09999999981000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formula="of:=[.$B$5]*[.A9]+[.$B$4]" office:value-type="float" office:value="2410.5">
            <text:p>2410.500000000000000</text:p>
          </table:table-cell>
          <table:table-cell table:style-name="high_20_precision_20_fixed" office:value-type="float" office:value="2410.4999999999">
            <text:p>2410.49999999990000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formula="of:=[.$B$5]*[.A10]+[.$B$4]" office:value-type="float" office:value="2412.9">
            <text:p>2412.900000000000000</text:p>
          </table:table-cell>
          <table:table-cell table:style-name="high_20_precision_20_fixed" office:value-type="float" office:value="2412.9">
            <text:p>2412.90000000000000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formula="of:=[.$B$5]*[.A11]+[.$B$4]" office:value-type="float" office:value="2415.3">
            <text:p>2415.300000000000000</text:p>
          </table:table-cell>
          <table:table-cell table:style-name="high_20_precision_20_fixed" office:value-type="float" office:value="2415.30000000009">
            <text:p>2415.30000000009000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formula="of:=[.$B$5]*[.A12]+[.$B$4]" office:value-type="float" office:value="2417.7">
            <text:p>2417.700000000000000</text:p>
          </table:table-cell>
          <table:table-cell table:style-name="high_20_precision_20_fixed" office:value-type="float" office:value="2417.70000000019">
            <text:p>2417.70000000019000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formula="of:=[.$B$5]*[.A13]+[.$B$4]" office:value-type="float" office:value="2420.1">
            <text:p>2420.100000000000000</text:p>
          </table:table-cell>
          <table:table-cell table:style-name="high_20_precision_20_fixed" office:value-type="float" office:value="2420.10000000029">
            <text:p>2420.100000000290000</text:p>
          </table:table-cell>
        </table:table-row>
        <table:table-row table:style-name="ro2">
          <table:table-cell/>
          <table:table-cell table:style-name="Heading" office:value-type="string">
            <text:p>TREND</text:p>
          </table:table-cell>
          <table:table-cell>
            <draw:frame table:end-cell-address="'with chart'.F29" table:end-x="0.8504in" table:end-y="0.0043in" draw:z-index="0" draw:style-name="gr1" svg:width="4.3346in" svg:height="2.6429in" svg:x="0.1547in" svg:y="0.0181in">
              <draw:object draw:notify-on-update-of-ranges="'with chart'.A7:'with chart'.A13 'with chart'.B6:'with chart'.B6 'with chart'.B7:'with chart'.B13 'with chart'.A15:'with chart'.A21 'with chart'.B15:'with chart'.B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number-matrix-columns-spanned="1" table:number-matrix-rows-spanned="7" table:formula="of:=TREND([.B7:.B13];[.A7:.A13];[.A15:.A21];1)" office:value-type="float" office:value="2406.89999999976">
            <text:p>2406.89999999976000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2409.29999999986">
            <text:p>2409.29999999986000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2411.69999999995">
            <text:p>2411.69999999995000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414.10000000005">
            <text:p>2414.10000000005000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2416.50000000014">
            <text:p>2416.500000000140000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418.90000000024">
            <text:p>2418.90000000024000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421.30000000033">
            <text:p>2421.300000000330000</text:p>
          </table:table-cell>
          <table:table-cell/>
        </table:table-row>
        <table:table-row table:style-name="ro2" table:number-rows-repeated="5">
          <table:table-cell/>
          <table:table-cell table:style-name="Default"/>
          <table:table-cell/>
        </table:table-row>
        <table:table-row table:style-name="ro2">
          <table:table-cell table:style-name="Heading" office:value-type="string" table:number-columns-spanned="2" table:number-rows-spanned="1">
            <text:p>coefficients</text:p>
          </table:table-cell>
          <table:covered-table-cell table:style-name="Default"/>
          <table:table-cell/>
        </table:table-row>
        <table:table-row table:style-name="ro2">
          <table:table-cell table:style-name="ce1" office:value-type="string">
            <text:p>a</text:p>
          </table:table-cell>
          <table:table-cell table:style-name="Default" office:value-type="float" office:value="5.7">
            <text:p>5.7</text:p>
          </table:table-cell>
          <table:table-cell/>
        </table:table-row>
        <table:table-row table:style-name="ro2">
          <table:table-cell table:style-name="ce1" office:value-type="string">
            <text:p>b</text:p>
          </table:table-cell>
          <table:table-cell table:style-name="Default" office:value-type="float" office:value="1.2">
            <text:p>1.2</text:p>
          </table:table-cell>
          <table:table-cell/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 table:style-name="Heading" office:value-type="string">
            <text:p>X</text:p>
          </table:table-cell>
          <table:table-cell table:style-name="Heading" office:value-type="string">
            <text:p>Y=a * b^X</text:p>
          </table:table-cell>
          <table:table-cell table:style-name="Heading" office:value-type="string">
            <text:p>GROWTH with input X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style-name="science" table:formula="of:=[.$B$28]*[.$B$29]^[.A32]" office:value-type="float" office:value="1.31330909212221E+159">
            <text:p>1.31330909212221E+159</text:p>
          </table:table-cell>
          <table:table-cell table:style-name="science" table:number-matrix-columns-spanned="1" table:number-matrix-rows-spanned="7" table:formula="of:=GROWTH([.B32:.B38];[.A32:.A38];[.A32:.A38])" office:value-type="float" office:value="1.31330909213472E+159">
            <text:p>1.31330909213472E+159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style-name="science" table:formula="of:=[.$B$28]*[.$B$29]^[.A33]" office:value-type="float" office:value="1.89116509265598E+159">
            <text:p>1.89116509265598E+159</text:p>
          </table:table-cell>
          <table:table-cell table:style-name="science" office:value-type="float" office:value="1.89116509266802E+159">
            <text:p>1.89116509266802E+159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science" table:formula="of:=[.$B$28]*[.$B$29]^[.A34]" office:value-type="float" office:value="2.72327773342461E+159">
            <text:p>2.72327773342461E+159</text:p>
          </table:table-cell>
          <table:table-cell table:style-name="science" office:value-type="float" office:value="2.72327773343335E+159">
            <text:p>2.72327773343335E+159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style-name="science" table:formula="of:=[.$B$28]*[.$B$29]^[.A35]" office:value-type="float" office:value="3.92151993613145E+159">
            <text:p>3.92151993613145E+159</text:p>
          </table:table-cell>
          <table:table-cell table:style-name="science" office:value-type="float" office:value="3.9215199361314E+159">
            <text:p>3.92151993613140E+15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style-name="science" table:formula="of:=[.$B$28]*[.$B$29]^[.A36]" office:value-type="float" office:value="5.64698870802928E+159">
            <text:p>5.64698870802928E+159</text:p>
          </table:table-cell>
          <table:table-cell table:style-name="science" office:value-type="float" office:value="5.64698870801136E+159">
            <text:p>5.64698870801136E+15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style-name="science" table:formula="of:=[.$B$28]*[.$B$29]^[.A37]" office:value-type="float" office:value="8.13166373956216E+159">
            <text:p>8.13166373956216E+159</text:p>
          </table:table-cell>
          <table:table-cell table:style-name="science" office:value-type="float" office:value="8.13166373951065E+159">
            <text:p>8.13166373951065E+15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style-name="science" table:formula="of:=[.$B$28]*[.$B$29]^[.A38]" office:value-type="float" office:value="1.17095957849695E+160">
            <text:p>1.17095957849695E+160</text:p>
          </table:table-cell>
          <table:table-cell table:style-name="science" office:value-type="float" office:value="1.17095957848583E+160">
            <text:p>1.17095957848583E+160</text:p>
          </table:table-cell>
        </table:table-row>
        <table:table-row table:style-name="ro2">
          <table:table-cell/>
          <table:table-cell table:style-name="Heading" office:value-type="string">
            <text:p>GROWTH</text:p>
          </table:table-cell>
          <table:table-cell/>
        </table:table-row>
        <table:table-row table:style-name="ro2">
          <table:table-cell office:value-type="float" office:value="2001">
            <text:p>2001</text:p>
          </table:table-cell>
          <table:table-cell table:style-name="science" table:number-matrix-columns-spanned="1" table:number-matrix-rows-spanned="7" table:formula="of:=GROWTH([.B32:.B38];[.A32:.A38];[.A40:.A46];1)" office:value-type="float" office:value="1.57597091055918E+159">
            <text:p>1.57597091055918E+159</text:p>
          </table:table-cell>
          <table:table-cell>
            <draw:frame table:end-cell-address="'with chart'.F56" table:end-x="0.8087in" table:end-y="0.098in" draw:z-index="1" draw:style-name="gr1" svg:width="4.2201in" svg:height="2.9264in" svg:x="0.2276in" svg:y="0.0055in">
              <draw:object draw:notify-on-update-of-ranges="'with chart'.A32:'with chart'.A38 'with chart'.B31:'with chart'.B31 'with chart'.B32:'with chart'.B38 'with chart'.A40:'with chart'.A46 'with chart'.B40:'with chart'.B4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style-name="science" office:value-type="float" office:value="2.26939811119804E+159">
            <text:p>2.26939811119804E+159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table:style-name="science" office:value-type="float" office:value="3.26793328011485E+159">
            <text:p>3.26793328011485E+159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style-name="science" office:value-type="float" office:value="4.70582392335024E+159">
            <text:p>4.70582392335024E+159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table:style-name="science" office:value-type="float" office:value="6.77638644960292E+159">
            <text:p>6.77638644960292E+159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table:style-name="science" office:value-type="float" office:value="9.75799648739736E+159">
            <text:p>9.75799648739736E+159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table:style-name="science" office:value-type="float" office:value="1.4051514941807E+160">
            <text:p>1.40515149418070E+16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 number:title="max">
      <number:scientific-number number:decimal-places="14" number:min-integer-digits="1" number:min-exponent-digits="3"/>
    </number:number-style>
    <number:number-style style:name="N119" number:title="fuenfzehn stellen">
      <number:number number:decimal-places="15" number:min-integer-digits="1"/>
    </number:number-style>
    <number:number-style style:name="N5116" number:language="en" number:country="US" number:title="User-defined">
      <number:scientific-number number:decimal-places="14" number:min-integer-digits="1" number:min-exponent-digits="3"/>
    </number:number-style>
    <number:text-style style:name="N10100" number:language="de" number:country="DE">
      <number:text-content/>
    </number:text-style>
    <number:number-style style:name="N120" number:title="vierzehn Stellen">
      <number:number number:decimal-places="14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10" number:min-integer-digits="1"/>
    </number:number-style>
    <number:number-style style:name="N131">
      <number:number number:decimal-places="11" number:min-integer-digits="1"/>
    </number:number-style>
    <number:number-style style:name="N132">
      <number:number number:decimal-places="12" number:min-integer-digits="1"/>
    </number:number-style>
    <number:number-style style:name="N133">
      <number:number number:decimal-places="13" number:min-integer-digits="1"/>
    </number:number-style>
    <number:number-style style:name="N134">
      <number:number number:decimal-places="17" number:min-integer-digits="1"/>
    </number:number-style>
    <style:style style:name="Default" style:family="table-cell">
      <style:text-properties style:font-name="Courier New" fo:language="zxx" fo:country="none"/>
    </style:style>
    <style:style style:name="Result" style:family="table-cell" style:parent-style-name="Default">
      <style:text-properties fo:color="#000080" fo:font-style="normal" style:text-underline-style="none" fo:font-weight="normal"/>
    </style:style>
    <style:style style:name="Result2" style:family="table-cell" style:parent-style-name="Result" style:data-style-name="N117">
      <style:text-properties fo:font-weight="normal"/>
    </style:style>
    <style:style style:name="Heading" style:family="table-cell" style:parent-style-name="tex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Heading1" style:family="table-cell" style:parent-style-name="Heading">
      <style:table-cell-properties style:rotation-angle="0"/>
      <style:text-properties fo:font-style="italic"/>
    </style:style>
    <style:style style:name="science" style:family="table-cell" style:parent-style-name="Default" style:data-style-name="N118"/>
    <style:style style:name="text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.0835in"/>
      <style:text-properties fo:hyphenate="true"/>
    </style:style>
    <style:style style:name="MuPad" style:family="table-cell" style:parent-style-name="Default" style:data-style-name="N5116">
      <style:text-properties fo:color="#0000ff" fo:language="en" fo:country="US"/>
    </style:style>
    <style:style style:name="text_20_en" style:display-name="text en" style:family="table-cell" style:parent-style-name="text">
      <style:text-properties fo:language="en" fo:country="US"/>
    </style:style>
    <style:style style:name="text_20_de" style:display-name="text de" style:family="table-cell" style:parent-style-name="text" style:data-style-name="N10100">
      <style:text-properties fo:language="de" fo:country="DE"/>
    </style:style>
    <style:style style:name="high_20_precision_20_fixed" style:display-name="high precision fixed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11/04/2010</text:date>, <text:time>16:5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2T23:12:05.54</meta:creation-date>
    <dc:title>development</dc:title>
    <meta:editing-duration>PT22M29S</meta:editing-duration>
    <meta:editing-cycles>5</meta:editing-cycles>
    <meta:generator>LibreOffice/3.3$Linux OpenOffice.org_project/330m12$Build-1</meta:generator>
    <meta:initial-creator>Regina Henschel</meta:initial-creator>
    <dc:date>2010-11-02T23:49:19.71</dc:date>
    <dc:creator>Regina Henschel</dc:creator>
    <meta:document-statistic meta:table-count="1" meta:cell-count="89" meta:object-count="2"/>
    <meta:user-defined meta:name="Info 1"/>
    <meta:user-defined meta:name="Info 2"/>
    <meta:user-defined meta:name="Info 3"/>
    <meta:user-defined meta:name="Info 4"/>
    <meta:template xlink:type="simple" xlink:actuate="onRequest" xlink:title="development" xlink:href="../../../../../../../../../myoffice/template/meineStandards/development.ots" meta:date="2010-11-02T23:12:04.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width="0.02cm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10pt" style:font-size-asian="10pt" style:font-size-complex="10pt"/>
    </style:style>
    <style:style style:name="ch6" style:family="chart" style:data-style-name="N1">
      <style:chart-properties chart:symbol-type="none"/>
      <style:graphic-properties svg:stroke-color="#0084d1" draw:fill-color="#0084d1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11cm" svg:height="6.495cm" xlink:href=".." xlink:type="simple" chart:class="chart:scatter" chart:style-name="ch1">
        <chart:plot-area chart:style-name="ch2" table:cell-range-address="'with chart'.A7:'with chart'.B13 'with chart'.B6:'with chart'.B6 'with chart'.B15:'with chart'.B21" chart:data-source-has-labels="row" svg:x="0.67cm" svg:y="0.651cm" svg:width="9.901cm" svg:height="5.295cm">
          <chartooo:coordinate-region svg:x="1.683cm" svg:y="0.853cm" svg:width="8.505cm" svg:height="4.4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with chart'.B7:'with chart'.B13" chart:label-cell-address="'with chart'.B6:'with chart'.B6" chart:class="chart:scatter">
            <chart:domain table:cell-range-address="'with chart'.A7:'with chart'.A13"/>
            <chart:data-point chart:repeated="7"/>
          </chart:series>
          <chart:series chart:style-name="ch7" chart:values-cell-range-address="'with chart'.B15:'with chart'.B21" chart:class="chart:scatter">
            <chart:domain table:cell-range-address="'with chart'.A15:'with chart'.A21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= b * X + a</text:p>
                <draw:g>
                  <svg:desc>'with chart'.B6:'with chart'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with chart'.A7:'with chart'.A13</svg:desc>
                </draw:g>
              </table:table-cell>
              <table:table-cell office:value-type="float" office:value="2405.7">
                <text:p>2405.7</text:p>
                <draw:g>
                  <svg:desc>'with chart'.B7:'with chart'.B13</svg:desc>
                </draw:g>
              </table:table-cell>
              <table:table-cell office:value-type="float" office:value="2001">
                <text:p>2001</text:p>
                <draw:g>
                  <svg:desc>'with chart'.A15:'with chart'.A21</svg:desc>
                </draw:g>
              </table:table-cell>
              <table:table-cell office:value-type="float" office:value="2406.89999999973">
                <text:p>2406.89999999973</text:p>
                <draw:g>
                  <svg:desc>'with chart'.B15:'with chart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2">
                <text:p>2002</text:p>
              </table:table-cell>
              <table:table-cell office:value-type="float" office:value="2408.1">
                <text:p>2408.1</text:p>
              </table:table-cell>
              <table:table-cell office:value-type="float" office:value="2003">
                <text:p>2003</text:p>
              </table:table-cell>
              <table:table-cell office:value-type="float" office:value="2409.29999999984">
                <text:p>2409.29999999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4">
                <text:p>2004</text:p>
              </table:table-cell>
              <table:table-cell office:value-type="float" office:value="2410.5">
                <text:p>2410.5</text:p>
              </table:table-cell>
              <table:table-cell office:value-type="float" office:value="2005">
                <text:p>2005</text:p>
              </table:table-cell>
              <table:table-cell office:value-type="float" office:value="2411.69999999995">
                <text:p>2411.69999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6">
                <text:p>2006</text:p>
              </table:table-cell>
              <table:table-cell office:value-type="float" office:value="2412.9">
                <text:p>2412.9</text:p>
              </table:table-cell>
              <table:table-cell office:value-type="float" office:value="2007">
                <text:p>2007</text:p>
              </table:table-cell>
              <table:table-cell office:value-type="float" office:value="2414.10000000005">
                <text:p>2414.1000000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8">
                <text:p>2008</text:p>
              </table:table-cell>
              <table:table-cell office:value-type="float" office:value="2415.3">
                <text:p>2415.3</text:p>
              </table:table-cell>
              <table:table-cell office:value-type="float" office:value="2009">
                <text:p>2009</text:p>
              </table:table-cell>
              <table:table-cell office:value-type="float" office:value="2416.50000000016">
                <text:p>2416.50000000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0">
                <text:p>2010</text:p>
              </table:table-cell>
              <table:table-cell office:value-type="float" office:value="2417.7">
                <text:p>2417.7</text:p>
              </table:table-cell>
              <table:table-cell office:value-type="float" office:value="2011">
                <text:p>2011</text:p>
              </table:table-cell>
              <table:table-cell office:value-type="float" office:value="2418.90000000027">
                <text:p>2418.90000000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2420.1">
                <text:p>2420.1</text:p>
              </table:table-cell>
              <table:table-cell office:value-type="float" office:value="2013">
                <text:p>2013</text:p>
              </table:table-cell>
              <table:table-cell office:value-type="float" office:value="2421.30000000037">
                <text:p>2421.30000000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Oo-dev/3.4$Win32 OpenOffice.org_project/300m88$Build-95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61">
      <style:chart-properties chart:display-label="true" chart:logarithmic="false" chart:maximum="1.6E+160" chart:interval-major="2E+159" chart:reverse-direction="false" text:line-break="false" chart:link-data-style-to-source="false" chart:axis-position="0"/>
      <style:graphic-properties svg:stroke-width="0.02cm"/>
      <style:text-properties fo:font-size="10pt" style:font-size-asian="10pt" style:font-size-complex="10pt"/>
    </style:style>
    <style:style style:name="ch6" style:family="chart" style:data-style-name="N61">
      <style:chart-properties chart:symbol-type="none"/>
      <style:graphic-properties svg:stroke-color="#0084d1" draw:fill-color="#0084d1" dr3d:edge-rounding="5%"/>
      <style:text-properties fo:font-size="10pt" style:font-size-asian="10pt" style:font-size-complex="10pt"/>
    </style:style>
    <style:style style:name="ch7" style:family="chart" style:data-style-name="N61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2cm" svg:height="7.124cm" xlink:href=".." xlink:type="simple" chart:class="chart:scatter" chart:style-name="ch1">
        <chart:plot-area chart:style-name="ch2" table:cell-range-address="'with chart'.A32:'with chart'.B38 'with chart'.B31:'with chart'.B31 'with chart'.B40:'with chart'.B46" chart:data-source-has-labels="row" svg:x="0.664cm" svg:y="0.703cm" svg:width="9.628cm" svg:height="5.859cm">
          <chartooo:coordinate-region svg:x="2.735cm" svg:y="0.905cm" svg:width="7.174cm" svg:height="5.45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with chart'.B32:'with chart'.B38" chart:label-cell-address="'with chart'.B31:'with chart'.B31" chart:class="chart:scatter">
            <chart:domain table:cell-range-address="'with chart'.A32:'with chart'.A38"/>
            <chart:data-point chart:repeated="7"/>
          </chart:series>
          <chart:series chart:style-name="ch7" chart:values-cell-range-address="'with chart'.B40:'with chart'.B46" chart:class="chart:scatter">
            <chart:domain table:cell-range-address="'with chart'.A40:'with chart'.A46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=a * b^X</text:p>
                <draw:g>
                  <svg:desc>'with chart'.B31:'with chart'.B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with chart'.A32:'with chart'.A38</svg:desc>
                </draw:g>
              </table:table-cell>
              <table:table-cell office:value-type="float" office:value="1.31330909212221E+159">
                <text:p>1.31330909212221E+159</text:p>
                <draw:g>
                  <svg:desc>'with chart'.B32:'with chart'.B38</svg:desc>
                </draw:g>
              </table:table-cell>
              <table:table-cell office:value-type="float" office:value="2001">
                <text:p>2001</text:p>
                <draw:g>
                  <svg:desc>'with chart'.A40:'with chart'.A46</svg:desc>
                </draw:g>
              </table:table-cell>
              <table:table-cell office:value-type="float" office:value="1.57597091052827E+159">
                <text:p>1.57597091052827E+159</text:p>
                <draw:g>
                  <svg:desc>'with chart'.B40:'with chart'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2">
                <text:p>2002</text:p>
              </table:table-cell>
              <table:table-cell office:value-type="float" office:value="1.89116509265598E+159">
                <text:p>1.89116509265598E+159</text:p>
              </table:table-cell>
              <table:table-cell office:value-type="float" office:value="2003">
                <text:p>2003</text:p>
              </table:table-cell>
              <table:table-cell office:value-type="float" office:value="2.26939811117134E+159">
                <text:p>2.26939811117134E+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4">
                <text:p>2004</text:p>
              </table:table-cell>
              <table:table-cell office:value-type="float" office:value="2.72327773342462E+159">
                <text:p>2.72327773342462E+159</text:p>
              </table:table-cell>
              <table:table-cell office:value-type="float" office:value="2005">
                <text:p>2005</text:p>
              </table:table-cell>
              <table:table-cell office:value-type="float" office:value="3.26793328010203E+159">
                <text:p>3.26793328010203E+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6">
                <text:p>2006</text:p>
              </table:table-cell>
              <table:table-cell office:value-type="float" office:value="3.92151993613145E+159">
                <text:p>3.92151993613145E+159</text:p>
              </table:table-cell>
              <table:table-cell office:value-type="float" office:value="2007">
                <text:p>2007</text:p>
              </table:table-cell>
              <table:table-cell office:value-type="float" office:value="4.70582392336923E+159">
                <text:p>4.70582392336923E+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8">
                <text:p>2008</text:p>
              </table:table-cell>
              <table:table-cell office:value-type="float" office:value="5.64698870802928E+159">
                <text:p>5.64698870802928E+159</text:p>
              </table:table-cell>
              <table:table-cell office:value-type="float" office:value="2009">
                <text:p>2009</text:p>
              </table:table-cell>
              <table:table-cell office:value-type="float" office:value="6.77638644968343E+159">
                <text:p>6.77638644968343E+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0">
                <text:p>2010</text:p>
              </table:table-cell>
              <table:table-cell office:value-type="float" office:value="8.13166373956216E+159">
                <text:p>8.13166373956216E+159</text:p>
              </table:table-cell>
              <table:table-cell office:value-type="float" office:value="2011">
                <text:p>2011</text:p>
              </table:table-cell>
              <table:table-cell office:value-type="float" office:value="9.75799648758983E+159">
                <text:p>9.75799648758983E+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1.17095957849695E+160">
                <text:p>1.17095957849695E+160</text:p>
              </table:table-cell>
              <table:table-cell office:value-type="float" office:value="2013">
                <text:p>2013</text:p>
              </table:table-cell>
              <table:table-cell office:value-type="float" office:value="1.40515149421952E+160">
                <text:p>1.40515149421952E+1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Oo-dev/3.4$Win32 OpenOffice.org_project/300m88$Build-952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